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c2d2e" loext:opacity="100%" style:font-name="Arial" fo:font-size="9pt" fo:letter-spacing="normal" fo:font-style="normal" fo:font-weight="normal"/>
    </style:style>
    <style:style style:name="T2" style:family="text">
      <style:text-properties fo:font-variant="normal" fo:text-transform="none" style:font-name="Arial" fo:font-size="9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еред вами инструкция по подключению Яндекс Диска в качестве сетевого диска по протоколу WebDAV.</text:span><text:line-break/><text:line-break/><text:span text:style-name="T1">Для подключения Яндекс Диска по протоколу WebDAV:</text:span><text:line-break/><text:span text:style-name="T1">- Зарегистрируйте аккаунт Яндекс ID по инструкции </text:span><text:a xlink:type="simple" xlink:href="https://yandex.ru/support/id/authorization/registration.html" office:target-frame-name="_blank" xlink:show="new" text:style-name="Internet_20_link" text:visited-style-name="Visited_20_Internet_20_Link"><text:span text:style-name="T2">https://yandex.ru/support/id/authorization/registration.html</text:span></text:a><text:span text:style-name="T1">.</text:span><text:line-break/><text:span text:style-name="T1">- Создайте пароль по инструкции «Пароли приложений» </text:span><text:a xlink:type="simple" xlink:href="https://yandex.ru/support/id/authorization/app-passwords.html" office:target-frame-name="_blank" xlink:show="new" text:style-name="Internet_20_link" text:visited-style-name="Visited_20_Internet_20_Link"><text:span text:style-name="T2">https://yandex.ru/support/id/authorization/app-passwords.html</text:span></text:a><text:span text:style-name="T1">.</text:span><text:line-break/><text:span text:style-name="T1">- На персональном компьютере подключите Яндекс Диск в качестве сетевого диска. Для подключения используйте адрес </text:span><text:a xlink:type="simple" xlink:href="https://webdav.yandex.ru/" office:target-frame-name="_blank" xlink:show="new" text:style-name="Internet_20_link" text:visited-style-name="Visited_20_Internet_20_Link"><text:span text:style-name="T2">https://webdav.yandex.ru</text:span></text:a><text:span text:style-name="T1">.</text:span><text:line-break/><text:line-break/><text:span text:style-name="T1">Подумайте, как можно улучшить инструкцию, и дополните её для работы в операционной системе Windows, macOS или Linux (можно для нескольких) в стиле документации Яндекса. Изменять можно всё: структуру, оформление, текст, содержание. Допустимые форматы: DOCX, PDF или Markdown-разметка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7T15:21:36.785000000</dc:date>
    <meta:editing-duration>PT3S</meta:editing-duration>
    <meta:editing-cycles>1</meta:editing-cycles>
    <meta:document-statistic meta:table-count="0" meta:image-count="0" meta:object-count="0" meta:page-count="1" meta:paragraph-count="1" meta:word-count="90" meta:character-count="799" meta:non-whitespace-character-count="707"/>
    <meta:generator>LibreOffice/7.4.2.3$Windows_X86_64 LibreOffice_project/382eef1f22670f7f4118c8c2dd222ec7ad009daf</meta:generator>
  </office:meta>
</office:document-meta>
</file>